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copeTests.get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viderBean.ProviderBean( ObjectProvider &lt; CountingTestBean &gt;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Tests.getFromFactoryBeanI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ScopeTests.reset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ScopeTests.innerBeanInheritsContainingBeanScop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ScopeTests.circleLeadsT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copeTests.destructionAtReques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ScopeTests.scope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ScopeTests.requestScopedInnerBeanDestroyedWhileContainedBy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